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f3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isk.yandex.ru/i/_dFkkUL-6h-ORA" text:style-name="Internet_20_link" text:visited-style-name="Visited_20_Internet_20_Link">https://disk.yandex.ru/i/_dFkkUL-6h-ORA</text:a> — Все графики к заданиям здесь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5:49:07.805922694</meta:creation-date>
    <meta:generator>LibreOffice/24.2.5.2$Linux_X86_64 LibreOffice_project/420$Build-2</meta:generator>
    <dc:date>2024-09-18T15:53:59.648296803</dc:date>
    <meta:editing-duration>PT3M40S</meta:editing-duration>
    <meta:editing-cycles>2</meta:editing-cycles>
    <meta:document-statistic meta:table-count="0" meta:image-count="0" meta:object-count="0" meta:page-count="1" meta:paragraph-count="1" meta:word-count="6" meta:character-count="70" meta:non-whitespace-character-count="64"/>
  </office:meta>
</office:document-meta>
</file>